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11.61cm"/>
    </style:style>
    <style:style style:name="co5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ioma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therm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artherm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weltwär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wärm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Kommentar</text:p>
          </table:table-cell>
          <table:table-cell office:value-type="string" calcext:value-type="string">
            <text:p>Kommentar 2</text:p>
          </table:table-cell>
          <table:table-cell office:value-type="string" calcext:value-type="string">
            <text:p>Infoquellen</text:p>
          </table:table-cell>
        </table:table-row>
        <table:table-row table:style-name="ro1">
          <table:table-cell/>
          <table:table-cell office:value-type="string" calcext:value-type="string">
            <text:p>Biomas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achwachsende Rohstoff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ärg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og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(Deponiega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othermie</text:p>
          </table:table-cell>
          <table:table-cell table:number-columns-repeated="2"/>
          <table:table-cell office:value-type="string" calcext:value-type="string">
            <text:p>Tief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berflächennah</text:p>
          </table:table-cell>
          <table:table-cell/>
          <table:table-cell office:value-type="string" calcext:value-type="string">
            <text:p>bis 100m </text:p>
          </table:table-cell>
          <table:table-cell/>
          <table:table-cell office:value-type="string" calcext:value-type="string">
            <text:p>Erschlossene Potential: Abfrage Versorgern, Auskünfte des Bundesamtes für Wirtschaft und Ausfuhrkontrolle (BAFA) oder über Informationssystem Oberflächennahe Geothermie für BaWü (ISONG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wärmesonden</text:p>
          </table:table-cell>
          <table:table-cell table:number-columns-repeated="2"/>
          <table:table-cell office:value-type="string" calcext:value-type="string">
            <text:p>Wasserschutzgebiete (WSG): Staatlich-Kommmunaler Datenverbund für BaWü (SKDV BW) oder landesweit interaktiver Dienst UDO (Umwelt-Daten und -Karten Online), ISONG (für WHQ und HWQ (Heilwasserquellen)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dwärmekollektoren</text:p>
          </table:table-cell>
          <table:table-cell table:number-columns-repeated="2"/>
          <table:table-cell office:value-type="string" calcext:value-type="string">
            <text:p>spez. Wärmeentzungsleistung (bis 100m Tiefe, 1800 oder 2400 h/a Betriebsstunden WP) IS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undwasser-Brunnenanlagen</text:p>
          </table:table-cell>
          <table:table-cell/>
          <table:table-cell office:value-type="string" calcext:value-type="string">
            <text:p>Komplex: nicht umsetzbar (Sonst Infos über LGRB und LUBW)</text:p>
          </table:table-cell>
          <table:table-cell office:value-type="string" calcext:value-type="string">
            <text:p>spez. Wärmeentzungsleistung (ab 100m Tiefe) LANUV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itteltief</text:p>
          </table:table-cell>
          <table:table-cell/>
          <table:table-cell office:value-type="string" calcext:value-type="string">
            <text:p>200m – 500m</text:p>
          </table:table-cell>
          <table:table-cell office:value-type="string" calcext:value-type="string">
            <text:p>20°C – 40°C (hier oberflächennah zugeordnet, weil mit WP erschließbar)</text:p>
          </table:table-cell>
          <table:table-cell office:value-type="string" calcext:value-type="string">
            <text:p>ab 100m Tiefe: Bergrechtliche Genehmigung des Landesbergamtes notwendig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ief</text:p>
          </table:table-cell>
          <table:table-cell/>
          <table:table-cell office:value-type="string" calcext:value-type="string">
            <text:p>1500m – 4500m</text:p>
          </table:table-cell>
          <table:table-cell office:value-type="string" calcext:value-type="string">
            <text:p>60°C – 120°C Thermalwassertemperatur</text:p>
          </table:table-cell>
          <table:table-cell office:value-type="string" calcext:value-type="string">
            <text:p>Nur vorsichtig abschätzbar, außer detaillierte Infos vorhanden. LGRB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derfall</text:p>
          </table:table-cell>
          <table:table-cell office:value-type="string" calcext:value-type="string">
            <text:p>Wämre aus Bergbauwerken</text:p>
          </table:table-cell>
          <table:table-cell office:value-type="string" calcext:value-type="string">
            <text:p>Grubenwasser</text:p>
          </table:table-cell>
          <table:table-cell office:value-type="string" calcext:value-type="string">
            <text:p>wenig Gebiete, punktuell hohes Potential</text:p>
          </table:table-cell>
          <table:table-cell office:value-type="string" calcext:value-type="string">
            <text:p>Berechtsamtskarte LGRB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olarthermi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iflächen</text:p>
          </table:table-cell>
          <table:table-cell office:value-type="string" calcext:value-type="string">
            <text:p>Ab 400 kWh pro qm Kollektorfläche</text:p>
          </table:table-cell>
          <table:table-cell/>
          <table:table-cell office:value-type="string" calcext:value-type="string">
            <text:p>Min. 2000 qm (ca. 270 Mwh/a) ohne Berückschtigung von Lage und Ausrichtung (Hang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chflächen</text:p>
          </table:table-cell>
          <table:table-cell office:value-type="string" calcext:value-type="string">
            <text:p>vernachlässigt in Wärmenetzeinzugsgebieten</text:p>
          </table:table-cell>
          <table:table-cell/>
          <table:table-cell office:value-type="string" calcext:value-type="string">
            <text:p>Grundfläche größer 50qm (Solarthermie 25% Grundfläche, 50% PV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Umweltwär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berflächengewässer</text:p>
          </table:table-cell>
          <table:table-cell/>
          <table:table-cell office:value-type="string" calcext:value-type="string">
            <text:p>Einzelfallprüfu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ft</text:p>
          </table:table-cell>
          <table:table-cell/>
          <table:table-cell office:value-type="string" calcext:value-type="string">
            <text:p>Lärmscntz (LUBW)</text:p>
          </table:table-cell>
          <table:table-cell office:value-type="string" calcext:value-type="string">
            <text:p>Nur hinzuziehen, wenn keine EE technisch wirtschaftlich und keine oberflächennahe geothermische Wärmequelle erschließba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bwärme</text:p>
          </table:table-cell>
          <table:table-cell table:number-columns-repeated="2"/>
          <table:table-cell office:value-type="string" calcext:value-type="string">
            <text:p>keine Grenzwerte</text:p>
          </table:table-cell>
          <table:table-cell office:value-type="string" calcext:value-type="string">
            <text:p>Orientierung: KfW-Fderprogrammm Energieeffizienz und Prozesswärme (KfW 295) und Abwärmekonzept BaWü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dustrie und GH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henzentr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wass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üllverbrenn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nterirdische Bauwerke (z.B. U-Bahn Tunnel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WK-Anlag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wer-to-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omgewinnu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V</text:p>
          </table:table-cell>
          <table:table-cell office:value-type="string" calcext:value-type="string">
            <text:p>Freiflächen, Däch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ss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3:44:55.594372028</meta:creation-date>
    <dc:date>2023-02-10T14:19:13.184576372</dc:date>
    <meta:editing-duration>PT2M27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